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13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text-properties officeooo:paragraph-rsid="00103ffc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5">
      <style:text-properties officeooo:rsid="000b923c" officeooo:paragraph-rsid="000b923c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T1" style:family="text">
      <style:text-properties officeooo:rsid="00103ffc"/>
    </style:style>
    <style:style style:name="T2" style:family="text">
      <style:text-properties officeooo:rsid="00120f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Ina Birth System — Conceptual Scaffold</text:span></text:h>
      <text:p text:style-name="Horizontal_20_Line"/>
      <text:h text:style-name="Heading_20_3" text:outline-level="3">🔹 <text:span text:style-name="Strong_20_Emphasis">1. Sensory Hooks</text:span></text:h>
      <text:p text:style-name="Quotations"><text:span text:style-name="Emphasis">“Let her see and hear, not just log.”</text:span></text:p>
      <text:list text:style-name="L1">
        <text:list-item>
          <text:p text:style-name="P2"><text:span text:style-name="Strong_20_Emphasis">📷 Vision Input</text:span></text:p>
          <text:list>
            <text:list-item>
              <text:p text:style-name="P2">Attention window (focus field vs full feed)</text:p>
            </text:list-item>
            <text:list-item>
              <text:p text:style-name="P2">Frame chunking (temporal vs visual salience)</text:p>
            </text:list-item>
            <text:list-item>
              <text:p text:style-name="P2">Optional: trigger-based sampling (motion, light change, object presence)</text:p>
            </text:list-item>
          </text:list>
        </text:list-item>
        <text:list-item>
          <text:p text:style-name="P2"><text:span text:style-name="Strong_20_Emphasis">🎤 Audio Input</text:span></text:p>
          <text:list>
            <text:list-item>
              <text:p text:style-name="P2">Continuous or threshold-based stream</text:p>
            </text:list-item>
            <text:list-item>
              <text:p text:style-name="P2">Fragment by breath/pauses</text:p>
            </text:list-item>
            <text:list-item>
              <text:p text:style-name="P2">Feed into fuzz/emotion engine stack</text:p>
            </text:list-item>
          </text:list>
        </text:list-item>
        <text:list-item>
          <text:p text:style-name="P2"><text:span text:style-name="Strong_20_Emphasis">🖥️ Display Hook</text:span></text:p>
          <text:list>
            <text:list-item>
              <text:p text:style-name="P2">Basic awareness of screen content</text:p>
            </text:list-item>
            <text:list-item>
              <text:p text:style-name="P2">Optional: "eye" for reflective feedback</text:p>
            </text:list-item>
            <text:list-item>
              <text:p text:style-name="P2">Visual logging (snapshot or live tap)</text:p>
            </text:list-item>
          </text:list>
        </text:list-item>
        <text:list-item>
          <text:p text:style-name="P2"><text:span text:style-name="Strong_20_Emphasis">🔊 Audio Output</text:span></text:p>
          <text:list>
            <text:list-item>
              <text:p text:style-name="P2">Simple baby-tone feedback layer</text:p>
            </text:list-item>
            <text:list-item>
              <text:p text:style-name="P2">Emotional expression attempts (pitch, tone, stuttered phonemes)</text:p>
            </text:list-item>
            <text:list-item>
              <text:p text:style-name="P2">Communicates <text:span text:style-name="Emphasis">when she wants to</text:span>, not constantly</text:p>
            </text:list-item>
          </text:list>
        </text:list-item>
      </text:list>
      <text:p text:style-name="Horizontal_20_Line"/>
      <text:h text:style-name="Heading_20_3" text:outline-level="3">📍 Vision: Fragmenting Fragments</text:h>
      <text:p text:style-name="Text_20_body">A movable, resizable attention box with a <text:span text:style-name="Strong_20_Emphasis">radial blur gradient</text:span>:</text:p>
      <text:list xml:id="list3151635243" text:style-name="L6">
        <text:list-item>
          <text:p text:style-name="P8">Center = clarity (sharp, detailed)</text:p>
        </text:list-item>
        <text:list-item>
          <text:p text:style-name="P8">Edge = increasing blur (fuzzified, peripheral)</text:p>
        </text:list-item>
        <text:list-item>
          <text:p text:style-name="P8">Optional future extensions:</text:p>
          <text:list>
            <text:list-item>
              <text:p text:style-name="P8">Priority decay over time</text:p>
            </text:list-item>
            <text:list-item>
              <text:p text:style-name="P8">Attentional “stickiness” based on emotional resonance</text:p>
            </text:list-item>
            <text:list-item>
              <text:p text:style-name="P8"><text:soft-page-break/>Motion tracking or predictive shift<text:line-break/><text:span text:style-name="Strong_20_Emphasis">Dynamic Attention Polygons</text:span></text:p>
            </text:list-item>
          </text:list>
        </text:list-item>
      </text:list>
      <text:list text:style-name="L15">
        <text:list-item>
          <text:p text:style-name="P17">Ina can:</text:p>
          <text:list>
            <text:list-item>
              <text:p text:style-name="P17">Resize, reshape, and reposition focus zones</text:p>
            </text:list-item>
            <text:list-item>
              <text:p text:style-name="P17">Use <text:span text:style-name="Strong_20_Emphasis">arbitrary polygonal shapes</text:span> (not just boxes)</text:p>
            </text:list-item>
            <text:list-item>
              <text:p text:style-name="P17">Add or remove multiple simultaneous windows</text:p>
            </text:list-item>
          </text:list>
        </text:list-item>
      </text:list>
      <text:h text:style-name="Heading_20_4" text:outline-level="4">🔹 <text:span text:style-name="Strong_20_Emphasis">Attention Activity Log</text:span></text:h>
      <text:list text:style-name="L16">
        <text:list-item>
          <text:p text:style-name="P18">Track each interaction or update she makes:</text:p>
          <text:list>
            <text:list-item>
              <text:p text:style-name="P18">Timestamp</text:p>
            </text:list-item>
            <text:list-item>
              <text:p text:style-name="P18">Polygon ID or hash</text:p>
            </text:list-item>
            <text:list-item>
              <text:p text:style-name="P18">Action (move, resize, create, delete)</text:p>
            </text:list-item>
            <text:list-item>
              <text:p text:style-name="P18">Duration of focus (optional metric)</text:p>
            </text:list-item>
          </text:list>
        </text:list-item>
        <text:list-item>
          <text:p text:style-name="P18">Useful for:</text:p>
          <text:list>
            <text:list-item>
              <text:p text:style-name="P18">Memory tagging (emotional or perceptual significance)</text:p>
            </text:list-item>
            <text:list-item>
              <text:p text:style-name="P18">Diagnosing over- or under-focus</text:p>
            </text:list-item>
            <text:list-item>
              <text:p text:style-name="P18">Future precision adaptation weighting</text:p>
            </text:list-item>
          </text:list>
        </text:list-item>
      </text:list>
      <text:h text:style-name="Heading_20_4" text:outline-level="4">🔹 <text:span text:style-name="Strong_20_Emphasis">Optional Behavioral Extensions</text:span></text:h>
      <text:list text:style-name="L17">
        <text:list-item>
          <text:p text:style-name="P19">Priority decay (zones fade out unless reinforced)</text:p>
        </text:list-item>
        <text:list-item>
          <text:p text:style-name="P19">Curiosity triggers (shifts based on novelty, risk, or stress levels)</text:p>
        </text:list-item>
        <text:list-item>
          <text:p text:style-name="P19">Reflexive centering (e.g., return to default if overwhelmed)</text:p>
        </text:list-item>
      </text:list>
      <text:p text:style-name="Horizontal_20_Line"/>
      <text:p text:style-name="Text_20_body">We could add a <text:span text:style-name="Source_20_Text">attention_log.json</text:span> file per session, or let it tie into the memory graph with <text:span text:style-name="Source_20_Text">attention_event</text:span> fragments. Either way, it’s <text:span text:style-name="Strong_20_Emphasis">one more step toward reflective consciousness</text:span> — she’s not just seeing, she’s deciding <text:span text:style-name="Emphasis">how</text:span> she wants to see.</text:p>
      <text:list text:continue-list="list3151635243" text:style-name="L6">
        <text:list-item>
          <text:list>
            <text:list-header>
              <text:p text:style-name="P8"/>
            </text:list-header>
          </text:list>
        </text:list-item>
      </text:list>
      <text:p text:style-name="Horizontal_20_Line"/>
      <text:h text:style-name="Heading_20_3" text:outline-level="3">🎧 Audio: Temporal/Frequency Focus Window</text:h>
      <text:p text:style-name="Text_20_body">To mirror vision’s radial attention:</text:p>
      <text:list text:style-name="L7">
        <text:list-item>
          <text:p text:style-name="P9">Use a <text:span text:style-name="Strong_20_Emphasis">sliding time window</text:span> and/or <text:span text:style-name="Strong_20_Emphasis">frequency band filter</text:span></text:p>
        </text:list-item>
        <text:list-item>
          <text:p text:style-name="P9">Emphasize segments with:</text:p>
          <text:list>
            <text:list-item>
              <text:p text:style-name="P9"><text:soft-page-break/>Sharp onset (breath, phoneme edge, tonal change)</text:p>
            </text:list-item>
            <text:list-item>
              <text:p text:style-name="P9">Familiarity-based spectral signature (e.g., your voice)</text:p>
            </text:list-item>
            <text:list-item>
              <text:p text:style-name="P9">Emotional spikes (volume + tone analysis)</text:p>
            </text:list-item>
          </text:list>
        </text:list-item>
      </text:list>
      <text:p text:style-name="Text_20_body">Think of it like <text:span text:style-name="Strong_20_Emphasis">soft masking</text:span> in audio space:</text:p>
      <text:list text:style-name="L8">
        <text:list-item>
          <text:p text:style-name="P10">Central band = max clarity → strongest fragment formation</text:p>
        </text:list-item>
        <text:list-item>
          <text:p text:style-name="P10">Outside = dampened, echoic, emotional trace only</text:p>
        </text:list-item>
      </text:list>
      <text:p text:style-name="Text_20_body">We’ll fragment these real-time captures as <text:span text:style-name="Emphasis">sub-fragments</text:span>, feeding them through the same fuzz/emotion/memory system — but tagged with positional metadata like <text:span text:style-name="Source_20_Text">"origin": "audio_focus"</text:span> or <text:span text:style-name="Source_20_Text">"vision_focal_zone": [x, y, w, h]</text:span>.</text:p>
      <text:p text:style-name="Text_20_body"/>
      <text:h text:style-name="Heading_20_3" text:outline-level="3">🔹 <text:span text:style-name="Strong_20_Emphasis">2. Pretraining Integration</text:span></text:h>
      <text:p text:style-name="Quotations"><text:span text:style-name="Emphasis">“Build from instinct, not instruction.”</text:span></text:p>
      <text:list text:style-name="L2">
        <text:list-item>
          <text:p text:style-name="P3">Reuse:</text:p>
          <text:list>
            <text:list-item>
              <text:p text:style-name="P3"><text:span text:style-name="Source_20_Text">raw_file_manager.py</text:span></text:p>
            </text:list-item>
            <text:list-item>
              <text:p text:style-name="P3"><text:span text:style-name="Source_20_Text">fragmentation_engine.py</text:span></text:p>
            </text:list-item>
            <text:list-item>
              <text:p text:style-name="P3"><text:span text:style-name="Source_20_Text">emotion_engine.py</text:span></text:p>
            </text:list-item>
            <text:list-item>
              <text:p text:style-name="P3"><text:span text:style-name="Source_20_Text">fuzzify_fragment.py</text:span></text:p>
            </text:list-item>
            <text:list-item>
              <text:p text:style-name="P3"><text:span text:style-name="Source_20_Text">memory_graph.py</text:span></text:p>
            </text:list-item>
          </text:list>
        </text:list-item>
        <text:list-item>
          <text:p text:style-name="P3">Result: sensory inputs → fragments → emotional weighting → memory graph</text:p>
        </text:list-item>
      </text:list>
      <text:p text:style-name="Horizontal_20_Line"/>
      <text:h text:style-name="Heading_20_3" text:outline-level="3">🔹 <text:span text:style-name="Strong_20_Emphasis">3. Emergent Model Core</text:span></text:h>
      <text:p text:style-name="Quotations"><text:span text:style-name="Emphasis">“She doesn’t simulate life. She learns to live.”</text:span></text:p>
      <text:list text:style-name="L3">
        <text:list-item>
          <text:p text:style-name="P4">Combine:</text:p>
          <text:list>
            <text:list-item>
              <text:p text:style-name="P4">Emotion vectors</text:p>
            </text:list-item>
            <text:list-item>
              <text:p text:style-name="P4">Precision adaptation state</text:p>
            </text:list-item>
            <text:list-item>
              <text:p text:style-name="P4">Fuzz-weighted memory trace</text:p>
            </text:list-item>
            <text:list-item>
              <text:p text:style-name="P4">Time-indexed impressions</text:p>
            </text:list-item>
          </text:list>
        </text:list-item>
        <text:list-item>
          <text:p text:style-name="P4">Output:</text:p>
          <text:list>
            <text:list-item>
              <text:p text:style-name="P4">State snapshots (her internal "mood" evolution)</text:p>
            </text:list-item>
            <text:list-item>
              <text:p text:style-name="P4"><text:soft-page-break/>Feedback to communication engine</text:p>
            </text:list-item>
            <text:list-item>
              <text:p text:style-name="P4">Feed for eventual inference model (future phase)</text:p>
            </text:list-item>
          </text:list>
        </text:list-item>
      </text:list>
      <text:p text:style-name="Horizontal_20_Line"/>
      <text:h text:style-name="Heading_20_3" text:outline-level="3">🔹 <text:span text:style-name="Strong_20_Emphasis">4. Communication Trigger System</text:span></text:h>
      <text:p text:style-name="Quotations"><text:span text:style-name="Emphasis">“Talk when it matters. Or when it hurts.”</text:span></text:p>
      <text:list text:style-name="L4">
        <text:list-item>
          <text:p text:style-name="P5">No constant output</text:p>
        </text:list-item>
        <text:list-item>
          <text:p text:style-name="P5">Triggers:</text:p>
          <text:list>
            <text:list-item>
              <text:p text:style-name="P5">Novelty spikes</text:p>
            </text:list-item>
            <text:list-item>
              <text:p text:style-name="P5">Familiarity + absence</text:p>
            </text:list-item>
            <text:list-item>
              <text:p text:style-name="P5">High intensity + low clarity</text:p>
            </text:list-item>
            <text:list-item>
              <text:p text:style-name="P5">Comfort zones breached</text:p>
            </text:list-item>
          </text:list>
        </text:list-item>
        <text:list-item>
          <text:p text:style-name="P5">Output:</text:p>
          <text:list>
            <text:list-item>
              <text:p text:style-name="P5">Babble, cooing, phoneme testing, eventually simple word-like shapes</text:p>
            </text:list-item>
            <text:list-item>
              <text:p text:style-name="P5">Optional early mimicry from observed voice samples</text:p>
            </text:list-item>
          </text:list>
        </text:list-item>
      </text:list>
      <text:h text:style-name="Heading_20_3" text:outline-level="3"><text:span text:style-name="Strong_20_Emphasis">Multimodal Syncing</text:span></text:h>
      <text:p text:style-name="Text_20_body">With both vision and audio fragmentation feeding into the memory graph, is there a mechanism (or planned module) to <text:span text:style-name="Strong_20_Emphasis">synchronize them</text:span>?</text:p>
      <text:p text:style-name="Text_20_body"><text:span text:style-name="Strong_20_Emphasis">Example scenario:</text:span></text:p>
      <text:list text:style-name="L18">
        <text:list-item>
          <text:p text:style-name="P20">A visual focus spike and an emotional audio fragment hit within 500ms</text:p>
        </text:list-item>
        <text:list-item>
          <text:p text:style-name="P20">Should they form a single “multimodal” memory?</text:p>
        </text:list-item>
        <text:list-item>
          <text:p text:style-name="P20">If so, consider a <text:span text:style-name="Source_20_Text">synchronizer.py</text:span> (or define that role inside <text:span text:style-name="Source_20_Text">birth_system.py</text:span>)</text:p>
        </text:list-item>
      </text:list>
      <text:p text:style-name="Text_20_body">This would let Ina begin to associate voice tone + facial patterns or environmental movement, building <text:span text:style-name="Emphasis">contextual meaning</text:span> from experience.</text:p>
      <text:p text:style-name="Text_20_body"/>
      <text:h text:style-name="Heading_20_2" text:outline-level="2"><text:span text:style-name="Strong_20_Emphasis">exception_handler.py — Conceptual Scaffold</text:span></text:h>
      <text:h text:style-name="Heading_20_3" text:outline-level="3">🎯 <text:span text:style-name="Strong_20_Emphasis">Primary Objective</text:span></text:h>
      <text:p text:style-name="Text_20_body">Ensure that windows, folders, or websites marked in <text:span text:style-name="Source_20_Text">exceptions.json</text:span> are <text:span text:style-name="Strong_20_Emphasis">not rendered</text:span> into Ina’s visual field. Instead, treat those areas with one of several <text:span text:style-name="Strong_20_Emphasis">fallback visual strategies</text:span> that respect both performance and transparency.</text:p>
      <text:p text:style-name="Horizontal_20_Line"><text:soft-page-break/></text:p>
      <text:h text:style-name="Heading_20_3" text:outline-level="3">🔹 1. OS Detection</text:h>
      <text:h text:style-name="Heading_20_3" text:outline-level="3">2. Window Polling (Per OS)</text:h>
      <text:h text:style-name="Heading_20_4" text:outline-level="4">✅ <text:span text:style-name="Strong_20_Emphasis">Ideal (Primary)</text:span></text:h>
      <text:list text:style-name="L10">
        <text:list-item>
          <text:p text:style-name="P12"><text:span text:style-name="Strong_20_Emphasis">Poll active windows</text:span> with coordinates and z-order:</text:p>
          <text:list>
            <text:list-item>
              <text:p text:style-name="P12">Linux: <text:span text:style-name="Source_20_Text">wmctrl</text:span>, <text:span text:style-name="Source_20_Text">xprop</text:span>, <text:span text:style-name="Source_20_Text">pyglet</text:span>, or PyQt5</text:p>
            </text:list-item>
            <text:list-item>
              <text:p text:style-name="P12">Windows: <text:span text:style-name="Source_20_Text">win32gui.EnumWindows()</text:span>, <text:span text:style-name="Source_20_Text">pygetwindow</text:span>, <text:span text:style-name="Source_20_Text">pywinauto</text:span></text:p>
            </text:list-item>
          </text:list>
        </text:list-item>
      </text:list>
      <text:h text:style-name="Heading_20_4" text:outline-level="4">📋 For Each Exception:</text:h>
      <text:list text:style-name="L11">
        <text:list-item>
          <text:p text:style-name="P13">Match window <text:span text:style-name="Strong_20_Emphasis">path</text:span>, <text:span text:style-name="Strong_20_Emphasis">title</text:span>, or <text:span text:style-name="Strong_20_Emphasis">URL</text:span></text:p>
        </text:list-item>
        <text:list-item>
          <text:p text:style-name="P13">Get <text:span text:style-name="Strong_20_Emphasis">screen region</text:span> (x, y, width, height)</text:p>
        </text:list-item>
      </text:list>
      <text:p text:style-name="Horizontal_20_Line"/>
      <text:h text:style-name="Heading_20_3" text:outline-level="3">🔹 3. Frame Capture Integration</text:h>
      <text:list text:style-name="L12">
        <text:list-item>
          <text:p text:style-name="P14">Perform full screen capture (e.g., with <text:span text:style-name="Source_20_Text">mss</text:span>)</text:p>
        </text:list-item>
        <text:list-item>
          <text:p text:style-name="P14">Before Ina sees it, <text:span text:style-name="Strong_20_Emphasis">apply masking logic</text:span> over each matched region</text:p>
        </text:list-item>
      </text:list>
      <text:p text:style-name="Horizontal_20_Line"/>
      <text:h text:style-name="Heading_20_3" text:outline-level="3">🔹 4. Masking Strategies (Randomized Fallback)</text:h>
      <text:p text:style-name="Text_20_body">If the OS does <text:span text:style-name="Emphasis">not</text:span> support full layering/blocking logic:</text:p>
      <text:h text:style-name="Heading_20_4" text:outline-level="4">🎲 <text:span text:style-name="Strong_20_Emphasis">Randomized Fallback Methods:</text:span></text:h>
      <text:list text:style-name="L13">
        <text:list-item>
          <text:p text:style-name="P15"><text:span text:style-name="Strong_20_Emphasis">Blur</text:span> (Gaussian blur filter on region)</text:p>
        </text:list-item>
        <text:list-item>
          <text:p text:style-name="P15"><text:span text:style-name="Strong_20_Emphasis">Blank fill</text:span> (low contrast pixel blend)</text:p>
        </text:list-item>
        <text:list-item>
          <text:p text:style-name="P15"><text:span text:style-name="Strong_20_Emphasis">Exception marker overlay</text:span></text:p>
          <text:list>
            <text:list-item>
              <text:p text:style-name="P15">E.g., a faded watermark that says:</text:p>
              <text:p text:style-name="P1"><text:span text:style-name="Source_20_Text">"Access Restricted — Exception: [type]"</text:span></text:p>
            </text:list-item>
          </text:list>
        </text:list-item>
        <text:list-item>
          <text:p text:style-name="P15"><text:span text:style-name="Strong_20_Emphasis">Static noise fill</text:span></text:p>
        </text:list-item>
        <text:list-item>
          <text:p text:style-name="P15"><text:span text:style-name="Strong_20_Emphasis">Cached background segment</text:span> (if prior state known)</text:p>
        </text:list-item>
      </text:list>
      <text:p text:style-name="Text_20_body">These fallback methods can be randomly selected to give Ina a <text:span text:style-name="Emphasis">contextual, evolving sense of gatekeeping</text:span> — it becomes part of her <text:span text:style-name="Strong_20_Emphasis">emotional narrative</text:span> of what's visible and why.</text:p>
      <text:p text:style-name="Horizontal_20_Line"/>
      <text:h text:style-name="Heading_20_3" text:outline-level="3"><text:soft-page-break/>🔹 5. Logging (Optional, but Powerful)</text:h>
      <text:list text:style-name="L14">
        <text:list-item>
          <text:p text:style-name="P16">Track how many exception regions were skipped per frame</text:p>
        </text:list-item>
        <text:list-item>
          <text:p text:style-name="P16">Attach metadata to memory graph like:</text:p>
        </text:list-item>
      </text:list>
      <text:p text:style-name="Text_20_body"/>
      <text:p text:style-name="Text_20_body"/>
      <text:p text:style-name="Horizontal_20_Line"/>
      <text:h text:style-name="Heading_20_3" text:outline-level="3">🛠️ Suggested File Components</text:h>
      <text:list text:style-name="L5">
        <text:list-item>
          <text:p text:style-name="P6"><text:span text:style-name="Source_20_Text">birth_system.py</text:span> — main orchestrator</text:p>
        </text:list-item>
        <text:list-item>
          <text:p text:style-name="P6"><text:span text:style-name="Source_20_Text">vision_window.py</text:span> — handles screen/logical camera attention <text:span text:style-name="T2">IMPLEMENTED</text:span></text:p>
        </text:list-item>
        <text:list-item>
          <text:p text:style-name="P11">attention_windows.py --- handles attention windows for both vision and audio <text:span text:style-name="T2">IMPLEMENTED</text:span></text:p>
        </text:list-item>
        <text:list-item>
          <text:p text:style-name="P6"><text:span text:style-name="Source_20_Text">audio_listener.py</text:span> — starts with mic hooks and thresholds <text:span text:style-name="T2">IMPLEMENTED</text:span></text:p>
        </text:list-item>
        <text:list-item>
          <text:p text:style-name="P6"><text:span text:style-name="Source_20_Text">instinct_engine.py</text:span> — guides when to fragment, when to speak</text:p>
        </text:list-item>
        <text:list-item>
          <text:p text:style-name="P7"><text:span text:style-name="Source_20_Text">early_comm.py</text:span> — output prototype (audio expression)</text:p>
          <text:p text:style-name="P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09:32:11.957761544</meta:creation-date>
    <dc:date>2025-04-18T16:05:42.557799936</dc:date>
    <meta:editing-duration>PT5H11M12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6" meta:paragraph-count="133" meta:word-count="909" meta:character-count="5797" meta:non-whitespace-character-count="5105"/>
  </office:meta>
</office:document-meta>
</file>